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c364" officeooo:paragraph-rsid="0014c364"/>
    </style:style>
    <style:style style:name="P2" style:family="paragraph" style:parent-style-name="Standard">
      <style:text-properties officeooo:rsid="0015993d" officeooo:paragraph-rsid="0015993d"/>
    </style:style>
    <style:style style:name="P3" style:family="paragraph" style:parent-style-name="Standard">
      <style:text-properties officeooo:rsid="00170894" officeooo:paragraph-rsid="00170894"/>
    </style:style>
    <style:style style:name="P4" style:family="paragraph" style:parent-style-name="Standard">
      <style:text-properties officeooo:rsid="00170d22" officeooo:paragraph-rsid="00170d22"/>
    </style:style>
    <style:style style:name="P5" style:family="paragraph" style:parent-style-name="Standard">
      <style:text-properties officeooo:rsid="00170d22" officeooo:paragraph-rsid="001819e6"/>
    </style:style>
    <style:style style:name="P6" style:family="paragraph" style:parent-style-name="Standard">
      <style:text-properties officeooo:paragraph-rsid="00170d22"/>
    </style:style>
    <style:style style:name="P7" style:family="paragraph" style:parent-style-name="Standard">
      <style:text-properties officeooo:rsid="001819e6" officeooo:paragraph-rsid="001819e6"/>
    </style:style>
    <style:style style:name="P8" style:family="paragraph" style:parent-style-name="Standard">
      <style:text-properties officeooo:rsid="001940c6" officeooo:paragraph-rsid="001940c6"/>
    </style:style>
    <style:style style:name="P9" style:family="paragraph" style:parent-style-name="Standard">
      <style:text-properties officeooo:rsid="001add01" officeooo:paragraph-rsid="001add01"/>
    </style:style>
    <style:style style:name="P10" style:family="paragraph" style:parent-style-name="Standard">
      <style:text-properties officeooo:rsid="001add01" officeooo:paragraph-rsid="001bb745"/>
    </style:style>
    <style:style style:name="P11" style:family="paragraph" style:parent-style-name="Standard">
      <style:text-properties officeooo:rsid="001bb745" officeooo:paragraph-rsid="001bb745"/>
    </style:style>
    <style:style style:name="T1" style:family="text">
      <style:text-properties officeooo:rsid="0015993d"/>
    </style:style>
    <style:style style:name="T2" style:family="text">
      <style:text-properties officeooo:rsid="0016d286"/>
    </style:style>
    <style:style style:name="T3" style:family="text">
      <style:text-properties officeooo:rsid="0017089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d286" style:font-weight-asian="normal" style:font-weight-complex="normal"/>
    </style:style>
    <style:style style:name="T6" style:family="text">
      <style:text-properties fo:font-weight="normal" officeooo:rsid="00170d22" style:font-weight-asian="normal" style:font-weight-complex="normal"/>
    </style:style>
    <style:style style:name="T7" style:family="text">
      <style:text-properties fo:font-weight="normal" officeooo:rsid="001819e6" style:font-weight-asian="normal" style:font-weight-complex="normal"/>
    </style:style>
    <style:style style:name="T8" style:family="text">
      <style:text-properties fo:font-weight="normal" officeooo:rsid="001940c6" style:font-weight-asian="normal" style:font-weight-complex="normal"/>
    </style:style>
    <style:style style:name="T9" style:family="text">
      <style:text-properties fo:font-weight="normal" officeooo:rsid="001bb745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 </text:p>
      <text:p text:style-name="P1">Show to the user “Welcome to this program of conversion from Polar coordinates to <text:span text:style-name="T1">Rectangular coordinates”</text:span></text:p>
      <text:p text:style-name="P4">Define, for example Pi = 3.14…. </text:p>
      <text:p text:style-name="P2">Show to the user “<text:span text:style-name="T2">Please write down the value of r </text:span><text:span text:style-name="T3">that you want to assign</text:span><text:span text:style-name="T2">”</text:span></text:p>
      <text:p text:style-name="P3">Read Catch “r”</text:p>
      <text:p text:style-name="P6"><text:span text:style-name="T5">S</text:span><text:span text:style-name="T6">how to the user “Please, Write down 1 if you have a grade angle, If you instead have a radian angle write 2”</text:span></text:p>
      <text:p text:style-name="P3"><text:span text:style-name="T5">R</text:span><text:span text:style-name="T4">ead or Catch “a”</text:span></text:p>
      <text:p text:style-name="P5"><text:span text:style-name="T4">If a=1 </text:span></text:p>
      <text:p text:style-name="P5"><text:span text:style-name="T4">then</text:span></text:p>
      <text:p text:style-name="P7"><text:span text:style-name="T4">echo “Write down the angle”</text:span></text:p>
      <text:p text:style-name="P7"><text:span text:style-name="T4">read h</text:span></text:p>
      <text:p text:style-name="P5"><text:span text:style-name="T7">an=h/180</text:span></text:p>
      <text:p text:style-name="P9"><text:span text:style-name="T7">S</text:span><text:span text:style-name="T4">how the user “The value of X is”</text:span></text:p>
      <text:p text:style-name="P7"><text:span text:style-name="T4">Show to the user “r*cos(an*pi)”</text:span></text:p>
      <text:p text:style-name="P9"><text:span text:style-name="T4">Show to the user “The value of Y is”</text:span></text:p>
      <text:p text:style-name="P4"><text:span text:style-name="T5">S</text:span><text:span text:style-name="T4">how to the user “</text:span><text:span text:style-name="T7">r*sin(an*pi)</text:span><text:span text:style-name="T4">”</text:span></text:p>
      <text:p text:style-name="P7"><text:span text:style-name="T4">If a=2</text:span></text:p>
      <text:p text:style-name="P7"><text:span text:style-name="T4">then </text:span></text:p>
      <text:p text:style-name="P7"><text:span text:style-name="T4">echo “write down the fraction without the pi (Ex: 3/4)”</text:span></text:p>
      <text:p text:style-name="P7"><text:span text:style-name="T4">read j</text:span></text:p>
      <text:p text:style-name="P10"><text:span text:style-name="T4">Show to the user “</text:span><text:span text:style-name="T9">The value of X is</text:span><text:span text:style-name="T4">”</text:span></text:p>
      <text:p text:style-name="P7"><text:span text:style-name="T4">Show to the user “r*cos(</text:span><text:span text:style-name="T8">j*pi</text:span><text:span text:style-name="T4">)”</text:span></text:p>
      <text:p text:style-name="P11"><text:span text:style-name="T4">Show to the user “The value of Y is”</text:span></text:p>
      <text:p text:style-name="P8"><text:span text:style-name="T4">Show to the user “r*sin(j*pi)”</text:span></text:p>
      <text:p text:style-name="P8"><text:span text:style-name="T4"/></text:p>
      <text:p text:style-name="P8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12:26:39.587727269</meta:creation-date>
    <dc:date>2021-10-12T18:01:59.321374397</dc:date>
    <meta:editing-duration>PT4M18S</meta:editing-duration>
    <meta:editing-cycles>1</meta:editing-cycles>
    <meta:document-statistic meta:table-count="0" meta:image-count="0" meta:object-count="0" meta:page-count="1" meta:paragraph-count="24" meta:word-count="150" meta:character-count="750" meta:non-whitespace-character-count="620"/>
    <meta:generator>LibreOffice/6.4.7.2$Linux_X86_64 LibreOffice_project/40$Build-2</meta:generator>
  </office:meta>
</office:document-meta>
</file>